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993CEF77FD840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5.748cm" svg:x="-0.567cm" svg:y="3.302cm">
          <draw:image xlink:href="Pictures/1000000000000780000004389993CEF77FD840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1:58:02.076729391</meta:creation-date>
    <dc:date>2017-03-28T12:00:24.796444197</dc:date>
    <meta:editing-duration>PT2M23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